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YBAR PEVE FRANCISCO RUDENC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C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5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LVAREZ GOMEZ, CARLOS RAFA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AYBAR PEVE FRANCISCO RUDENCIO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6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17:17:1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